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DB00001021BF06239A.svm"/>
  <manifest:file-entry manifest:media-type="" manifest:full-path="Pictures/2000000700005F4C000008FF3CDD84D4.svm"/>
  <manifest:file-entry manifest:media-type="" manifest:full-path="Pictures/20000007000043E80000432F9A492A5C.svm"/>
  <manifest:file-entry manifest:media-type="" manifest:full-path="Pictures/2000000700006427000043E8DDC1C01B.svm"/>
  <manifest:file-entry manifest:media-type="" manifest:full-path="Pictures/2000000700005FD00000098358E1C208.svm"/>
  <manifest:file-entry manifest:media-type="" manifest:full-path="Pictures/2000000700005FD00000096962027DD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833cm" style:rel-column-width="10921*"/>
    </style:style>
    <style:style style:name="Tableau1.B" style:family="table-column">
      <style:table-column-properties style:column-width="2.247cm" style:rel-column-width="8663*"/>
    </style:style>
    <style:style style:name="Tableau1.C" style:family="table-column">
      <style:table-column-properties style:column-width="3.418cm" style:rel-column-width="13179*"/>
    </style:style>
    <style:style style:name="Tableau1.D" style:family="table-column">
      <style:table-column-properties style:column-width="2.402cm" style:rel-column-width="9262*"/>
    </style:style>
    <style:style style:name="Tableau1.E" style:family="table-column">
      <style:table-column-properties style:column-width="3.572cm" style:rel-column-width="13770*"/>
    </style:style>
    <style:style style:name="Tableau1.F" style:family="table-column">
      <style:table-column-properties style:column-width="2.526cm" style:rel-column-width="9740*"/>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2" style:family="table-row">
      <style:table-row-properties style:min-row-height="1.993cm"/>
    </style:style>
    <style:style style:name="Tableau1.A2" style:family="table-cell">
      <style:table-cell-properties style:vertical-align="middle" fo:padding="0.097cm" fo:border-left="0.002cm solid #000000" fo:border-right="none" fo:border-top="none" fo:border-bottom="0.002cm solid #000000"/>
    </style:style>
    <style:style style:name="Tableau1.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Footnote">
      <style:paragraph-properties fo:margin-left="0cm" fo:margin-right="0cm" fo:text-indent="0cm" style:auto-text-indent="false"/>
    </style:style>
    <style:style style:name="P9" style:family="paragraph" style:parent-style-name="Table_20_Contents">
      <style:paragraph-properties fo:text-align="center" style:justify-single-word="false"/>
      <style:text-properties style:font-name="Courier New" fo:font-size="12pt" style:font-size-asian="12pt" style:font-size-complex="12pt"/>
    </style:style>
    <style:style style:name="P10" style:family="paragraph" style:parent-style-name="Standard" style:list-style-name="L1">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1"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variant="normal" fo:text-transform="none" fo:font-size="12pt" fo:font-style="normal" fo:font-weight="normal" style:font-size-asian="12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NA DAY 6</text:p>
      <text:p text:style-name="P1">DHCP – TCP transmissions</text:p>
      <text:p text:style-name="P13"/>
      <text:p text:style-name="P5"/>
      <text:p text:style-name="P6">Port numbers and common port numbers</text:p>
      <text:p text:style-name="P5"/>
      <text:p text:style-name="P5">Rappelons-nous que les numéros de port sont intégrés dans les paquets faisant transiter les données dans la layer 4 (transport). On y intègre le port source, et le port de destination. Le port de destination sert simplement à savoir, lorsqu'on a atteint l'appareil de destination, à quelle application utilisant le réseau on va devoir transmettre ces données. Le port source sert, lorsque l'appareil destinataire répond, à savoir à quelle application on va devoir envoyer notre réponse dans l'appareil source.</text:p>
      <text:p text:style-name="P5"/>
      <text:p text:style-name="P4"><text:span text:style-name="T4">Les ports 1 – 1024 sont appelés les </text:span><text:span text:style-name="T5">well-known ports</text:span><text:span text:style-name="T4">.</text:span></text:p>
      <text:p text:style-name="P5"/>
      <text:p text:style-name="P5"/>
      <text:p text:style-name="P7">DATA FLOW OVER NETWORK</text:p>
      <text:p text:style-name="P7">Adding TCP and ports</text:p>
      <text:p text:style-name="P7"/>
      <text:p text:style-name="P5">Dans le fichier précédent (CCNA_Day4), on a décrit le flux de données au sein d'un réseau, et entre réseaux. Reprenons le flux des données, en ajoutant ce qu'on vient d'apprendre sur le protocole TCP, et en ajoutant le mécanisme des ports. Reprenons le schéma de la dernière fois :</text:p>
      <text:p text:style-name="P5"/>
      <text:p text:style-name="P5"><draw:frame draw:style-name="fr1" draw:name="images1" text:anchor-type="paragraph" svg:width="16.999cm" svg:height="11.525cm" draw:z-index="0"><draw:image xlink:href="Pictures/2000000700006427000043E8DDC1C01B.svm" xlink:type="simple" xlink:show="embed" xlink:actuate="onLoad"/></draw:frame></text:p>
      <text:p text:style-name="P5"/>
      <text:p text:style-name="P5"/>
      <text:p text:style-name="P5"/>
      <text:p text:style-name="P5">Et imaginons que l'ordinateur 10.1.1.10 /24 veuille envoyer des données à l'ordinateur 30.1.1.10, appartenant à un autre réseau. L'application de l'ordinateur 10.1.1.10 /24 veut établir une connection <text:soft-page-break/>avec l'application FTP de l'ordinateur distant, qui a donc pour numéro de port 21. Il doit donc dans un premier temps envoyer un simple paquet SYN. Le paquet final construit par l'ordinateur source ressemblera à cela :</text:p>
      <text:p text:style-name="P5"/>
      <text:p text:style-name="P5"/>
      <text:p text:style-name="P5"><draw:frame draw:style-name="fr2" draw:name="images2" text:anchor-type="paragraph" svg:width="16.999cm" svg:height="1.603cm" draw:z-index="1"><draw:image xlink:href="Pictures/2000000700005F4C000008FF3CDD84D4.svm" xlink:type="simple" xlink:show="embed" xlink:actuate="onLoad"/></draw:frame></text:p>
      <text:p text:style-name="P5"/>
      <text:p text:style-name="P4">Détaillons ces champs, dans l'ordre de leur construction.</text:p>
      <text:p text:style-name="P4"/>
      <text:list xml:id="list1873374520193146414" text:style-name="L2">
        <text:list-item>
          <text:p text:style-name="P11">Premièrement, le bit SYN sera égal à 1 : l'application de l'ordinateur source veut établir une connection TCP, il faut donc envoyer un paquet SYN.</text:p>
        </text:list-item>
        <text:list-item>
          <text:p text:style-name="P11">Ensuite, les ports source et destination sont ajoutés. Le port destination est le port 21, car on veut parler à l'application FTP de l'ordinateur distant. Le port source est généré de manière aléatoire par le système d'exploitation (en général dans les ports élevés pour ne pas gêner les well-known ports), afin que la réponse soit bien dirigée vers l'application ayant fait la demande.</text:p>
        </text:list-item>
        <text:list-item>
          <text:p text:style-name="P11">Ensuite, l'adresse IP source et l'adresse IP de destination sont ajoutées, en layer 3.</text:p>
        </text:list-item>
        <text:list-item>
          <text:p text:style-name="P11">Après avoir examiné les adresses IP, l'ordinateur source sait qu'il faut qu'il envoie les données à un ordinateur qui ne fait pas partie de son réseau. Il inscrit donc l'adresse MAC source (la sienne), et en adresse MAC de destination (éventuellement obtenue après une requête ARP), celle du gateway, par lequel les données vont devoir transiter.</text:p>
        </text:list-item>
        <text:list-item>
          <text:p text:style-name="P11">Mais la layer 2 fait également autre chose, pour s'assurer qu'aucune erreur n'a été rencontrée pendant les transmissions, la Frame Check Sequence (FCS/CRC). Ce qui se passe c'est qu'on prend toute la frame (de SYN à la dernière MAC address), on la fait passer au travers d'un algorithme de hashing, et on ajoute ce hash au début de la frame.</text:p>
        </text:list-item>
      </text:list>
      <text:p text:style-name="P4"/>
      <text:p text:style-name="P4">BREF, notre frame ainsi construite transite jusqu'au routeur. La première chose que va faire le routeur, c'est faire passer la frame qu'il a reçu par le même algorithme de hashing que l'ordinateur source, puis comparer le hash généré avec celui qui se trouve juste au début de la frame. Si les deux concordent, les données ne sont pas corrompues<text:note text:id="ftn1" text:note-class="footnote"><text:note-citation>1</text:note-citation><text:note-body><text:p text:style-name="P8"><text:s/>: Quand est-ce qu'une telle situation peut arriver ? Les données ne sont que des 0 et des 1. Si le courant est "On", c'est un 1. S'il est "Off", c'est un 0. En cas de current leakage, ou de malfonction électrique, les 1 peuvent devenir des 0, ou les 0 des 1. C'est peu fréquent mais ça peut arriver.</text:p></text:note-body></text:note>.</text:p>
      <text:p text:style-name="P4"/>
      <text:p text:style-name="P4">Ensuite, on part sur le job classique du routeur. Il désempile les MAC address de la frame (layer 2) pour examiner les adresses IP. Il se rend compte que l'adresse IP de destination 30.1.1.10 n'est pas dans un réseau auquel il est directement rattaché.</text:p>
      <text:p text:style-name="P4"><draw:frame draw:style-name="fr3" draw:name="images3" text:anchor-type="paragraph" svg:x="0cm" svg:y="0.46cm" svg:width="16.999cm" svg:height="3.12cm" draw:z-index="2"><draw:image xlink:href="Pictures/20000007000057DB00001021BF06239A.svm" xlink:type="simple" xlink:show="embed" xlink:actuate="onLoad"/></draw:frame></text:p>
      <text:p text:style-name="P4"/>
      <text:p text:style-name="P4">Grâce à sa routing table, qui contiendra une entrée pour le <text:span text:style-name="T1">network ID</text:span> 30.1.1.0 /24 auquel appartient l'IP 30.1.1.10 /24, il sait qu'il doit envoyer le paquet qu'il vient de recevoir au routeur <text:soft-page-break/>20.1.1.2, qui est directement rattaché au network 30.1.1.0.</text:p>
      <text:p text:style-name="P4"/>
      <text:p text:style-name="P4">Puisqu'il doit l'envoyer au routeur 20.1.1.2, il rajoute à la frame sa MAC address source, et la MAC address destination (celle du routeur 20.1.1.2, soit il l'a enregistrée, soit il émet une requête ARP). Il passe sa frame à l'algorithme de hash, toujours pour vérifier l'intégrité des données.</text:p>
      <text:p text:style-name="P4"/>
      <text:p text:style-name="P4"><draw:frame draw:style-name="fr2" draw:name="images4" text:anchor-type="paragraph" svg:width="16.999cm" svg:height="1.686cm" draw:z-index="3"><draw:image xlink:href="Pictures/2000000700005FD00000098358E1C208.svm" xlink:type="simple" xlink:show="embed" xlink:actuate="onLoad"/></draw:frame></text:p>
      <text:p text:style-name="P4"/>
      <text:p text:style-name="P4">Le routeur de destination reçoit donc cette frame. Il en vérifie l'intégrité grâce au FCS/CRC, puis retire les MAC address. Il s'aperçoit que l'adresse IP de destination appartient à un réseau auquel il est directement rattaché. Il ajoute la MAC address de destination, hash la frame, puis envoie ce paquet :</text:p>
      <text:p text:style-name="P4"/>
      <text:p text:style-name="P4"><draw:frame draw:style-name="fr2" draw:name="images5" text:anchor-type="paragraph" svg:width="16.999cm" svg:height="1.669cm" draw:z-index="4"><draw:image xlink:href="Pictures/2000000700005FD00000096962027DD5.svm" xlink:type="simple" xlink:show="embed" xlink:actuate="onLoad"/></draw:frame></text:p>
      <text:p text:style-name="P4">L'ordinateur de destination 30.1.1.10 reçoit bien le paquet après avoir à son tour vérifié l'intégrité des données grâce au hash. Il retire les MAC addresses, puis lit les adresses IP, et s'aperçoit que c'est lui l'ordinateur de destination. Il passe les adresses IP, pour lire le port de destination, le port 21 : il envoie donc le paquet à son serveur FTP. Ensuite, il s'aperçoit que le bit SYN est activé : l'ordinateur ayant envoyé le paquet tente d'établir une connection TCP avec lui.</text:p>
      <text:p text:style-name="P4"/>
      <text:p text:style-name="P4">30.1.1.10 va donc à son tour construire un paquet SYN/ACK en utilisant comme port de destination le port source qu'elle a reçu dans le paquet SYN (25113), et comme IP de destination l'IP source qu'elle a reçu dans le paquet SYN (10.1.1.10). Le paquet va suivre le même processus qu'on a décrit, cette fois de 30.1.1.10 à 10.1.1.1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WHAT ABOUT INTERNET ?</text:p>
      <text:p text:style-name="P3"/>
      <text:p text:style-name="P3"/>
      <text:p text:style-name="P4"><text:soft-page-break/></text:p>
      <text:p text:style-name="P4"><draw:frame draw:style-name="fr1" draw:name="images6" text:anchor-type="paragraph" svg:width="16.999cm" svg:height="16.819cm" draw:z-index="5"><draw:image xlink:href="Pictures/20000007000043E80000432F9A492A5C.svm" xlink:type="simple" xlink:show="embed" xlink:actuate="onLoad"/></draw:frame></text:p>
      <text:p text:style-name="P4">On a ajouté des <text:span text:style-name="T1">interfaces </text:span>au routeur (F0/0 – F0/1 – F0/2 – F0/3), qui représentent simplement l'ensemble des ports connectés à un même réseau. Ainsi, l'interface F0/0 est connecté au réseau 10.1.1.0, l'interface F0/1 au réseau 20.1.1.0, et l'interface F0/2 est connectée à internet.</text:p>
      <text:p text:style-name="P4"/>
      <text:p text:style-name="P4">Que se passera-t-il si l'ordinateur 10.1.1.10 du réseau local souhaite communiquer avec le serveur web 72.14.204.147 par le biais d'internet ? Comme d'habitude, en construisant le paquet, l'ordinateur 10.1.1.10 s'apercevra que la destination n'est pas dans son réseau local, et l'enverra donc au routeur.</text:p>
      <text:p text:style-name="P4"/>
      <text:p text:style-name="P4">Le routeur s'apercevra qu'il va devoir passer par Internet pour transmettre le paquet, et utilisera donc le protocol NAPT (IP Masquerading). Le routeur enregistre l'adresse IP privée de laquelle provient le paquet (10.1.1.10), et le port source associé au paquet (37641). Une fois ces informations enregistrées dans sa connection table, il va <text:span text:style-name="T1">remplacer </text:span>l'adresse IP source par la sienne (91.175.15.16), et le port source par un autre port aléatoire, avant de transmettre le paquet au serveur web. De manière simplifiée, la connection table du routeur contiendra désormais cette ligne :</text:p>
      <text:p text:style-name="P4"><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9">Private IP</text:p>
          </table:table-cell>
          <table:table-cell table:style-name="Tableau1.A1" office:value-type="string">
            <text:p text:style-name="P9">Private Port</text:p>
          </table:table-cell>
          <table:table-cell table:style-name="Tableau1.A1" office:value-type="string">
            <text:p text:style-name="P9">Public IP</text:p>
          </table:table-cell>
          <table:table-cell table:style-name="Tableau1.A1" office:value-type="string">
            <text:p text:style-name="P9">Public Port</text:p>
          </table:table-cell>
          <table:table-cell table:style-name="Tableau1.A1" office:value-type="string">
            <text:p text:style-name="P9">Remote</text:p>
          </table:table-cell>
          <table:table-cell table:style-name="Tableau1.F1" office:value-type="string">
            <text:p text:style-name="P9">Remote Port</text:p>
          </table:table-cell>
        </table:table-row>
        <table:table-row table:style-name="Tableau1.2">
          <table:table-cell table:style-name="Tableau1.A2" office:value-type="string">
            <text:p text:style-name="P9">10.1.1.10</text:p>
          </table:table-cell>
          <table:table-cell table:style-name="Tableau1.A2" office:value-type="string">
            <text:p text:style-name="P9">37641</text:p>
          </table:table-cell>
          <table:table-cell table:style-name="Tableau1.A2" office:value-type="string">
            <text:p text:style-name="P9">91.175.15.16</text:p>
          </table:table-cell>
          <table:table-cell table:style-name="Tableau1.A2" office:value-type="string">
            <text:p text:style-name="P9">59273</text:p>
          </table:table-cell>
          <table:table-cell table:style-name="Tableau1.A2" office:value-type="string">
            <text:p text:style-name="P9">72.14.204.147</text:p>
          </table:table-cell>
          <table:table-cell table:style-name="Tableau1.F2" office:value-type="string">
            <text:p text:style-name="P9">80</text:p>
          </table:table-cell>
        </table:table-row>
      </table:table>
      <text:p text:style-name="P4"/>
      <text:p text:style-name="P4">Le paquet est donc envoyé avec l'adresse IP 91.175.15.16 et le port source 59273. Google va envoyer sa réponse à cette adresse IP, et avec ce port. Le routeur regarde sa connection table, et transmet ce paquet à l'adresse IP privée 10.1.1.10, port 376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8M51S</meta:editing-duration>
    <meta:editing-cycles>12</meta:editing-cycles>
    <meta:generator>OpenOffice/4.1.11$Win32 OpenOffice.org_project/4111m1$Build-9808</meta:generator>
    <dc:date>2022-03-12T12:51:58.02</dc:date>
    <meta:document-statistic meta:table-count="1" meta:image-count="6" meta:object-count="0" meta:page-count="5" meta:paragraph-count="40" meta:word-count="1145" meta:character-count="6868"/>
    <meta:user-defined meta:name="Info 1"/>
    <meta:user-defined meta:name="Info 2"/>
    <meta:user-defined meta:name="Info 3"/>
    <meta:user-defined meta:name="Info 4"/>
  </office:meta>
</office:document-meta>
</file>